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text-properties style:font-name="Arial1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02a130" officeooo:paragraph-rsid="0002a130"/>
    </style:style>
    <style:style style:name="P3" style:family="paragraph" style:parent-style-name="Text_20_body">
      <style:text-properties style:font-name="Arial1" fo:language="es" fo:country="UY" fo:font-weight="bold"/>
    </style:style>
    <style:style style:name="P4" style:family="paragraph" style:parent-style-name="Standard">
      <style:text-properties officeooo:rsid="0003e8bd" officeooo:paragraph-rsid="0003e8bd"/>
    </style:style>
    <style:style style:name="P5" style:family="paragraph" style:parent-style-name="Standard" style:list-style-name="L1">
      <style:text-properties style:font-name="Arial1" officeooo:rsid="0003e8bd" officeooo:paragraph-rsid="0003e8bd"/>
    </style:style>
    <style:style style:name="P6" style:family="paragraph" style:parent-style-name="Standard" style:list-style-name="L1">
      <style:text-properties style:font-name="Arial1" officeooo:rsid="00043ffc" officeooo:paragraph-rsid="00043ffc"/>
    </style:style>
    <style:style style:name="P7" style:family="paragraph" style:parent-style-name="Standard" style:list-style-name="L1">
      <style:text-properties style:font-name="Arial1" officeooo:rsid="0005c515" officeooo:paragraph-rsid="0005c515"/>
    </style:style>
    <style:style style:name="P8" style:family="paragraph" style:parent-style-name="Standard" style:list-style-name="L1">
      <style:text-properties style:font-name="Arial1" officeooo:rsid="00096643" officeooo:paragraph-rsid="00096643"/>
    </style:style>
    <style:style style:name="T1" style:family="text">
      <style:text-properties fo:language="es" fo:country="UY"/>
    </style:style>
    <style:style style:name="T2" style:family="text">
      <style:text-properties fo:language="es" fo:country="UY" fo:font-weight="bold"/>
    </style:style>
    <style:style style:name="T3" style:family="text">
      <style:text-properties fo:language="es" fo:country="UY" fo:font-weight="bold" style:font-weight-asian="bold" style:font-weight-complex="bold"/>
    </style:style>
    <style:style style:name="T4" style:family="text">
      <style:text-properties fo:language="es" fo:country="UY" fo:font-weight="normal" style:font-weight-asian="normal" style:font-weight-complex="normal"/>
    </style:style>
    <style:style style:name="T5" style:family="text">
      <style:text-properties fo:language="es" fo:country="UY" fo:font-weight="normal" officeooo:rsid="0002a130" style:font-weight-asian="normal" style:font-weight-complex="normal"/>
    </style:style>
    <style:style style:name="T6" style:family="text">
      <style:text-properties fo:language="es" fo:country="ES" fo:font-weight="bold" officeooo:rsid="0002a130"/>
    </style:style>
    <style:style style:name="T7" style:family="text">
      <style:text-properties fo:language="es" fo:country="ES" fo:font-weight="normal" officeooo:rsid="0002a130" style:font-weight-asian="normal" style:font-weight-complex="normal"/>
    </style:style>
    <style:style style:name="T8" style:family="text">
      <style:text-properties officeooo:rsid="0005c515"/>
    </style:style>
    <style:style style:name="T9" style:family="text">
      <style:text-properties officeooo:rsid="00076b0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875fc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cta de reunión (</text:span><text:span text:style-name="T4">Urgente</text:span><text:span text:style-name="T3">)</text:span></text:p>
      <text:p text:style-name="P1"><text:span text:style-name="T2">Proyecto: </text:span><text:span text:style-name="T1">I.S.U.</text:span></text:p>
      <text:p text:style-name="P1"><text:span text:style-name="T2">Coordinador del proyecto: </text:span><text:span text:style-name="T1">Camila Galván</text:span></text:p>
      <text:p text:style-name="P1"><text:span text:style-name="T2">Sub-coordinador del proyecto: </text:span><text:span text:style-name="T1">Giuliana Esquibel</text:span></text:p>
      <text:p text:style-name="P1"><text:span text:style-name="T2">Integrantes del proyecto: </text:span><text:span text:style-name="T1">Ian Cerpa y Sebastián Estévez</text:span></text:p>
      <text:p text:style-name="P1"><text:span text:style-name="T2">Fecha y hora de reunión:</text:span><text:span text:style-name="T6"> </text:span><text:span text:style-name="T7">9 de julio 2016, 14:20</text:span></text:p>
      <text:p text:style-name="P1"><text:span text:style-name="T2">Lugar o medio de reunión: </text:span><text:span text:style-name="T5">Aquiles lanza 1119/001</text:span><text:span text:style-name="T1">.</text:span></text:p>
      <text:p text:style-name="P3">Temas tratados:</text:p>
      <text:list xml:id="list7919495910601672702" text:style-name="L1">
        <text:list-item>
          <text:p text:style-name="P5">Se planteo el agregar <text:span text:style-name="T11">r</text:span>eglas, sanciones y valores <text:span text:style-name="T8">para la segunda entrega</text:span>:</text:p>
          <text:list>
            <text:list-item>
              <text:p text:style-name="P5"><text:span text:style-name="T10">Sanción:</text:span> A partir de 3 sanciones se suspenderá al integrante, esto quiere decir, que se le retiraran las carpetas y no aportara al grupo hasta que pague toda la deuda generada. </text:p>
            </text:list-item>
            <text:list-item>
              <text:p text:style-name="P5"><text:span text:style-name="T10">Valores: </text:span>se espera honestidad y comunicación entre los integrantes.</text:p>
            </text:list-item>
            <text:list-item>
              <text:p text:style-name="P6"><text:span text:style-name="T10">Regla: </text:span><text:span text:style-name="T8">Cada integrante tiene la obligación que de lunes a sábado informe sobre su progreso aunque sea nulo a través de un medio físico o digital (Whatsapp, Skype, github o Facebook) al grupo de proyecto.</text:span></text:p>
            </text:list-item>
          </text:list>
        </text:list-item>
        <text:list-item>
          <text:p text:style-name="P7">Se hablo el miércoles 29 de junio de juntarse el viernes 1 de julio ya que Ian se le noto que estaba atrasado con sus carpetas y el accedió. El jueves 30 junio en la noche <text:span text:style-name="T9">I</text:span>an dijo que no iba a poder cuando se le planteo horarios. </text:p>
        </text:list-item>
        <text:list-item>
          <text:p text:style-name="P7">También en le acta de dicho miércoles se plateo que el lunes 4 julio se subieran al github las carpetas y no lo subió.</text:p>
        </text:list-item>
        <text:list-item>
          <text:p text:style-name="P7">Se tuvo que hacer de urgencia la carpeta de base de datos con base del DER entregado el domingo a pedido de Giuliana.</text:p>
        </text:list-item>
        <text:list-item>
          <text:p text:style-name="P7">Ian el lunes 4 de julio a las 22:59 <text:s/>planteo que al otro día iba a subir lo que tenia hecho ya que solo le faltaba el M.E.R., también dijo que tenia problemas con la pc y que lo iba a solucionar yendo a lo de la <text:span text:style-name="T9">tía.</text:span> <text:span text:style-name="T9">Desde ese entonces no se ha comunicado por el grupo y no subió nada.</text:span></text:p>
        </text:list-item>
        <text:list-item>
          <text:p text:style-name="P8">El grupo decidió hacer una reunión de emergencia excluyendo a Ian ya que el no se ha contactado con el grupo y se decidió que hacer con las carpetas.</text:p>
        </text:list-item>
        <text:list-item>
          <text:p text:style-name="P8">Giuliana el día de ayer se encargo de la carpeta de Base de datos.</text:p>
        </text:list-item>
        <text:list-item>
          <text:p text:style-name="P8">La carpeta de formación se hará entre la carpeta de A.D.A. y los únicos “avances” que se vio de Ian el 27 de junio.</text:p>
        </text:list-item>
        <text:list-item>
          <text:p text:style-name="P8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4:18:44.503000000</meta:creation-date>
    <dc:date>2016-07-09T16:01:20.762000000</dc:date>
    <meta:editing-duration>PT1M36S</meta:editing-duration>
    <meta:editing-cycles>1</meta:editing-cycles>
    <meta:document-statistic meta:table-count="0" meta:image-count="0" meta:object-count="0" meta:page-count="1" meta:paragraph-count="20" meta:word-count="367" meta:character-count="1907" meta:non-whitespace-character-count="1568"/>
    <meta:generator>LibreOffice/5.1.3.2$Windows_x86 LibreOffice_project/644e4637d1d8544fd9f56425bd6cec110e49301b</meta:generator>
  </office:meta>
</office:document-meta>
</file>